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fo:font-size="12pt" officeooo:paragraph-rsid="001ed704" style:font-size-asian="12pt" style:font-size-complex="12pt"/>
    </style:style>
    <style:style style:name="P2" style:family="paragraph" style:parent-style-name="Text_20_body">
      <style:text-properties fo:font-size="12pt" officeooo:rsid="00214ed6" officeooo:paragraph-rsid="001ed704" style:font-size-asian="12pt" style:font-size-complex="12pt"/>
    </style:style>
    <style:style style:name="P3" style:family="paragraph" style:parent-style-name="Text_20_body">
      <style:text-properties officeooo:paragraph-rsid="001ed704"/>
    </style:style>
    <style:style style:name="T1" style:family="text">
      <style:text-properties officeooo:rsid="0008fd24"/>
    </style:style>
    <style:style style:name="T2" style:family="text">
      <style:text-properties officeooo:rsid="0021cca3"/>
    </style:style>
    <style:style style:name="T3" style:family="text">
      <style:text-properties officeooo:rsid="001ed704"/>
    </style:style>
    <style:style style:name="T4" style:family="text">
      <style:text-properties officeooo:rsid="00214ed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res un agente programador profesional con años de experiencia desarrollando indicadores para trading de criptomonedas. Necesito tu ayuda para hacer unos cambios en la watchlist que estamos haciendo.</text:p>
      <text:p text:style-name="P1">Revisa la documentación del proyecto para que tengas contexto. Analiza a profundidad su estructura, la lógica y formato visual. </text:p>
      <text:p text:style-name="P1">Tenemos en estos momentos <text:span text:style-name="T1">un</text:span> problema que <text:span text:style-name="T2">parec</text:span><text:span text:style-name="T3">ía</text:span><text:span text:style-name="T4"> sencillo </text:span><text:span text:style-name="T2">de solucionar</text:span><text:span text:style-name="T4">: </text:span><text:span text:style-name="T3">el indicador de open interest funciona bien con timeframes pequeños (menores de 1 hora) pero al escoger muchos días no está graficando las barras totales sino sólo las del final. En timeframe de 1 hora grafica 720 barras, en 4 horas alrededor de 300 barras y en 1 día alrededor de 30 barras, Hemos tratado de resolver esto por horas y claude no encuentra la solución.</text:span></text:p>
      <text:p text:style-name="P2"><text:span text:style-name="T3">Debes pensar a profundidad sobre la solución y darme 3 opciones para corregir este problema de una vez por todas.</text:span></text:p>
      <text:p text:style-name="P2"/>
      <text:p text:style-name="P2"><text:span text:style-name="T3">Mira los archivos Log_Backend_16112025_2.txt y Log_console_16112025_3.txt en la carpeta del proyecto para que analices a profundidad.</text:span></text:p>
      <text:p text:style-name="P2"/>
      <text:p text:style-name="P3">Las reglas de este proyecto son:</text:p>
      <text:p text:style-name="P3">1. hacer todo el trabajo con completa autonomía sin preguntarme. Sólo entrégame el código desarrollado completo y no escribas nada del código en el chat hasta que ya esté listo para poder ahorrar en cuanto al consumo porque se gasta muy rápido.</text:p>
      <text:p text:style-name="P3">2. No cambies nada del formato visual porque tardamos mucho en cuadrarlo.</text:p>
      <text:p text:style-name="P3">3. Nunca me mientas. Si no puedes hacer algo me debes informar y ser completamente honesto.</text:p>
      <text:p text:style-name="P2">4. Prefiero calidad sobre velocidad de trabajo. Que el código quede sin errores, desarrolla, prueba e itera por tu cuenta. Muéstrame el código ya pulido.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16T07:13:02.662631700</meta:creation-date>
    <dc:date>2025-11-16T07:40:25.005362000</dc:date>
    <meta:editing-duration>PT17M11S</meta:editing-duration>
    <meta:editing-cycles>1</meta:editing-cycles>
    <meta:document-statistic meta:table-count="0" meta:image-count="0" meta:object-count="0" meta:page-count="1" meta:paragraph-count="10" meta:word-count="261" meta:character-count="1608" meta:non-whitespace-character-count="1355"/>
    <meta:generator>LibreOffice/25.2.6.2$Windows_X86_64 LibreOffice_project/729c5bfe710f5eb71ed3bbde9e06a6065e9c6c5d</meta:generator>
  </office:meta>
</office:document-meta>
</file>